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1ed" officeooo:paragraph-rsid="000bc1ed"/>
    </style:style>
    <style:style style:name="P2" style:family="paragraph" style:parent-style-name="Standard">
      <style:text-properties officeooo:rsid="000bf40a" officeooo:paragraph-rsid="000bf40a"/>
    </style:style>
    <style:style style:name="P3" style:family="paragraph" style:parent-style-name="Standard">
      <style:text-properties officeooo:rsid="000bf40a" officeooo:paragraph-rsid="000bf40a"/>
    </style:style>
    <style:style style:name="P4" style:family="paragraph" style:parent-style-name="Standard">
      <style:text-properties officeooo:rsid="000c40e5" officeooo:paragraph-rsid="000c40e5"/>
    </style:style>
    <style:style style:name="P5" style:family="paragraph" style:parent-style-name="Standard">
      <style:text-properties officeooo:rsid="000d9044" officeooo:paragraph-rsid="000d9044"/>
    </style:style>
    <style:style style:name="P6" style:family="paragraph" style:parent-style-name="Standard">
      <style:text-properties officeooo:rsid="000e063d" officeooo:paragraph-rsid="000e06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 quan hệ cơ bản nhất trong chủ đề:</text:p>
      <text:p text:style-name="P1">source(I, S): nguyên liệu I có nguồn gốc từ nơi S.</text:p>
      <text:p text:style-name="P1">dish_in_event(D, E): món D được phục vụ trong buổi tiệc E.</text:p>
      <text:p text:style-name="P1">ingredient_in_dish(I, D): nguyên liệu I được dùng trong món D.</text:p>
      <text:p text:style-name="P2">drink_in_event(D, E): đồ uống D được phục vụ trong buổi tiệc E.</text:p>
      <text:p text:style-name="P4">allergy(P, I): người P bị dị ứng với nguyên liệu I.</text:p>
      <text:p text:style-name="P5">chef_in_event(C, E): đầu bếp C phụ trách buổi tiệc E.</text:p>
      <text:p text:style-name="P6">invited(E, P): người P được mời tới buổi tiệc E.</text:p>
      <text:p text:style-name="P6">cant_drink(P, D): người P không uống được loại đồ uống 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16:25.868148635</meta:creation-date>
    <dc:date>2018-11-27T17:33:36.340535541</dc:date>
    <meta:editing-duration>PT11M3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95" meta:character-count="479" meta:non-whitespace-character-count="393"/>
  </office:meta>
</office:document-meta>
</file>